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8b0000" draw:opacity="8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800080" draw:opacity="80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808000" draw:opacity="80%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b0c4de" draw:opacity="80%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008b" draw:opacity="80%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0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9.67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8.80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29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54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8b0000" draw:opacity="80%"/>
    </style:style>
    <style:style style:name="P3" style:family="paragraph">
      <loext:graphic-properties draw:fill="solid" draw:fill-color="#800080" draw:opacity="80%"/>
    </style:style>
    <style:style style:name="P4" style:family="paragraph">
      <loext:graphic-properties draw:fill="solid" draw:fill-color="#808000" draw:opacity="80%"/>
    </style:style>
    <style:style style:name="P5" style:family="paragraph">
      <loext:graphic-properties draw:fill="solid" draw:fill-color="#b0c4de" draw:opacity="80%"/>
    </style:style>
    <style:style style:name="P6" style:family="paragraph">
      <loext:graphic-properties draw:fill="solid" draw:fill-color="#00008b" draw:opacity="80%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text-properties fo:font-size="40pt" style:font-size-asian="40pt" style:font-size-complex="40pt"/>
    </style:style>
    <style:style style:name="P11" style:family="paragraph">
      <loext:graphic-properties draw:fill="none"/>
      <style:text-properties fo:font-size="60pt" style:font-size-asian="60pt" style:font-size-complex="60pt"/>
    </style:style>
    <style:style style:name="P12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13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4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5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6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8" style:family="paragraph">
      <style:paragraph-properties fo:text-align="start" style:writing-mode="lr-tb"/>
      <style:text-properties fo:font-style="italic"/>
    </style:style>
    <style:style style:name="P19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ize-complex="28.1000003814697pt"/>
    </style:style>
    <style:style style:name="P20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21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NewRoman1" fo:font-size="45pt" style:font-size-asian="45pt" style:font-name-complex="TimesNewRoman1" style:font-size-complex="45pt"/>
    </style:style>
    <style:style style:name="T4" style:family="text">
      <style:text-properties fo:color="#000000" style:font-name="TimesNewRoman1" fo:font-size="45pt" fo:font-style="italic" style:font-size-asian="45pt" style:font-style-asian="italic" style:font-name-complex="TimesNewRoman1" style:font-size-complex="45pt" style:font-style-complex="italic"/>
    </style:style>
    <style:style style:name="T5" style:family="text">
      <style:text-properties fo:color="#000000" style:font-name="TimesNewRoman1" fo:font-size="44pt" style:font-size-asian="44pt" style:font-name-complex="TimesNewRoman1" style:font-size-complex="44pt"/>
    </style:style>
    <style:style style:name="T6" style:family="text">
      <style:text-properties fo:color="#000000" style:font-name="TimesNewRoman1" fo:font-size="44pt" fo:font-style="italic" style:font-size-asian="44pt" style:font-style-asian="italic" style:font-name-complex="TimesNewRoman1" style:font-size-complex="44pt" style:font-style-complex="italic"/>
    </style:style>
    <style:style style:name="T7" style:family="text">
      <style:text-properties fo:color="#000000" style:font-name="TimesNewRoman1" fo:font-size="44pt" fo:font-weight="bold" style:font-size-asian="44pt" style:font-weight-asian="bold" style:font-name-complex="TimesNewRoman1" style:font-size-complex="44pt" style:font-weight-complex="bold"/>
    </style:style>
    <style:style style:name="T8" style:family="text">
      <style:text-properties fo:color="#000000" style:font-name="NimbusRoman" fo:font-size="46.7999992370605pt" fo:font-style="normal" style:font-size-asian="46.7999992370605pt" style:font-style-asian="normal" style:font-name-complex="NimbusRoman" style:font-size-complex="46.7999992370605pt" style:font-style-complex="normal"/>
    </style:style>
    <style:style style:name="T9" style:family="text">
      <style:text-properties fo:color="#000000" style:font-name="NimbusRoman" fo:font-size="46.7999992370605pt" fo:font-style="italic" style:font-size-asian="46.7999992370605pt" style:font-style-asian="italic" style:font-name-complex="NimbusRoman" style:font-size-complex="46.7999992370605pt" style:font-style-complex="italic"/>
    </style:style>
    <style:style style:name="T10" style:family="text">
      <style:text-properties fo:color="#000000" style:font-name="OpenSymbol" fo:font-size="46.7999992370605pt" style:font-size-asian="46.7999992370605pt" style:font-name-complex="OpenSymbol" style:font-size-complex="46.7999992370605pt"/>
    </style:style>
    <style:style style:name="T11" style:family="text">
      <style:text-properties fo:color="#000000" style:font-name="NimbusRoman" fo:font-size="48pt" fo:font-weight="bold" style:font-size-asian="46.7999992370605pt" style:font-weight-asian="bold" style:font-name-complex="NimbusRoman" style:font-size-complex="46.7999992370605pt" style:font-weight-complex="bold"/>
    </style:style>
    <style:style style:name="T12" style:family="text">
      <style:text-properties fo:color="#000000" style:font-name="NimbusRoman" fo:font-size="46.7999992370605pt" fo:font-weight="bold" style:font-size-asian="46.7999992370605pt" style:font-name-complex="NimbusRoman" style:font-size-complex="46.7999992370605pt"/>
    </style:style>
    <style:style style:name="T13" style:family="text">
      <style:text-properties fo:color="#000000" style:font-name="NimbusRoman" fo:font-size="28.1000003814697pt" style:font-size-asian="28.1000003814697pt" style:font-name-complex="NimbusRoman" style:font-size-complex="28.1000003814697pt"/>
    </style:style>
    <style:style style:name="T14" style:family="text">
      <style:text-properties fo:color="#000000" style:font-name="NimbusRoman" fo:font-size="46.7999992370605pt" fo:font-weight="bold" style:font-size-asian="46.7999992370605pt" style:font-weight-asian="bold" style:font-name-complex="NimbusRoman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982cm" svg:y="2.18cm" svg:viewBox="0 0 13695 17603" draw:points="0,17603 13695,17603 13695,0 0,0">
          <text:p/>
        </draw:polygon>
        <draw:polygon draw:style-name="gr2" draw:text-style-name="P2" draw:layer="layout" svg:width="0.46cm" svg:height="2.667cm" svg:x="25.982cm" svg:y="16.315cm" svg:viewBox="0 0 461 2668" draw:points="0,2668 461,2668 461,0 0,0">
          <text:p/>
        </draw:polygon>
        <draw:polygon draw:style-name="gr3" draw:text-style-name="P3" draw:layer="layout" svg:width="3.882cm" svg:height="2.667cm" svg:x="25.982cm" svg:y="12.981cm" svg:viewBox="0 0 3883 2668" draw:points="0,2668 3883,2668 3883,0 0,0">
          <text:p/>
        </draw:polygon>
        <draw:polygon draw:style-name="gr4" draw:text-style-name="P4" draw:layer="layout" svg:width="2.849cm" svg:height="2.667cm" svg:x="25.982cm" svg:y="9.648cm" svg:viewBox="0 0 2850 2668" draw:points="0,2668 2850,2668 2850,0 0,0">
          <text:p/>
        </draw:polygon>
        <draw:polygon draw:style-name="gr5" draw:text-style-name="P5" draw:layer="layout" svg:width="2.652cm" svg:height="2.667cm" svg:x="25.982cm" svg:y="6.314cm" svg:viewBox="0 0 2653 2668" draw:points="0,2668 2653,2668 2653,0 0,0">
          <text:p/>
        </draw:polygon>
        <draw:polygon draw:style-name="gr6" draw:text-style-name="P6" draw:layer="layout" svg:width="8.638cm" svg:height="2.667cm" svg:x="25.982cm" svg:y="2.98cm" svg:viewBox="0 0 8639 2668" draw:points="0,2668 8639,2668 8639,0 0,0">
          <text:p/>
        </draw:polygon>
        <draw:polygon draw:style-name="gr7" draw:text-style-name="P7" draw:layer="layout" svg:width="0cm" svg:height="0.123cm" svg:x="25.982cm" svg:y="19.782cm" svg:viewBox="0 0 0 124" draw:points="0,0 0,124">
          <text:p/>
        </draw:polygon>
        <draw:line draw:style-name="gr8" draw:text-style-name="P8" draw:layer="layout" svg:x1="25.982cm" svg:y1="19.782cm" svg:x2="25.982cm" svg:y2="19.906cm">
          <text:p/>
        </draw:line>
        <draw:polygon draw:style-name="gr7" draw:text-style-name="P7" draw:layer="layout" svg:width="0cm" svg:height="0.123cm" svg:x="29.405cm" svg:y="19.782cm" svg:viewBox="0 0 0 124" draw:points="0,0 0,124">
          <text:p/>
        </draw:polygon>
        <draw:line draw:style-name="gr8" draw:text-style-name="P8" draw:layer="layout" svg:x1="29.405cm" svg:y1="19.782cm" svg:x2="29.405cm" svg:y2="19.906cm">
          <text:p/>
        </draw:line>
        <draw:frame draw:style-name="gr9" draw:text-style-name="P10" draw:layer="layout" svg:width="2.474cm" svg:height="1.563cm" svg:x="24.748cm" svg:y="19.752cm">
          <draw:text-box>
            <text:p text:style-name="P9"><text:span text:style-name="T1">0.00</text:span></text:p>
          </draw:text-box>
        </draw:frame>
        <draw:polygon draw:style-name="gr7" draw:text-style-name="P7" draw:layer="layout" svg:width="0cm" svg:height="0.123cm" svg:x="32.829cm" svg:y="19.782cm" svg:viewBox="0 0 0 124" draw:points="0,0 0,124">
          <text:p/>
        </draw:polygon>
        <draw:line draw:style-name="gr8" draw:text-style-name="P8" draw:layer="layout" svg:x1="32.829cm" svg:y1="19.782cm" svg:x2="32.829cm" svg:y2="19.906cm">
          <text:p/>
        </draw:line>
        <draw:frame draw:style-name="gr9" draw:text-style-name="P10" draw:layer="layout" svg:width="2.474cm" svg:height="1.563cm" svg:x="28.171cm" svg:y="19.752cm">
          <draw:text-box>
            <text:p text:style-name="P9"><text:span text:style-name="T1">0.25</text:span></text:p>
          </draw:text-box>
        </draw:frame>
        <draw:polygon draw:style-name="gr7" draw:text-style-name="P7" draw:layer="layout" svg:width="0cm" svg:height="0.123cm" svg:x="36.252cm" svg:y="19.782cm" svg:viewBox="0 0 0 124" draw:points="0,0 0,124">
          <text:p/>
        </draw:polygon>
        <draw:line draw:style-name="gr8" draw:text-style-name="P8" draw:layer="layout" svg:x1="36.252cm" svg:y1="19.782cm" svg:x2="36.252cm" svg:y2="19.906cm">
          <text:p/>
        </draw:line>
        <draw:frame draw:style-name="gr9" draw:text-style-name="P10" draw:layer="layout" svg:width="2.474cm" svg:height="1.563cm" svg:x="31.595cm" svg:y="19.752cm">
          <draw:text-box>
            <text:p text:style-name="P9"><text:span text:style-name="T1">0.50</text:span></text:p>
          </draw:text-box>
        </draw:frame>
        <draw:polygon draw:style-name="gr7" draw:text-style-name="P7" draw:layer="layout" svg:width="0cm" svg:height="0.123cm" svg:x="39.676cm" svg:y="19.782cm" svg:viewBox="0 0 0 124" draw:points="0,0 0,124">
          <text:p/>
        </draw:polygon>
        <draw:line draw:style-name="gr8" draw:text-style-name="P8" draw:layer="layout" svg:x1="39.676cm" svg:y1="19.782cm" svg:x2="39.676cm" svg:y2="19.906cm">
          <text:p/>
        </draw:line>
        <draw:frame draw:style-name="gr9" draw:text-style-name="P10" draw:layer="layout" svg:width="2.474cm" svg:height="1.563cm" svg:x="35.018cm" svg:y="19.752cm">
          <draw:text-box>
            <text:p text:style-name="P9"><text:span text:style-name="T1">0.75</text:span></text:p>
          </draw:text-box>
        </draw:frame>
        <draw:polygon draw:style-name="gr7" draw:text-style-name="P7" draw:layer="layout" svg:width="0.123cm" svg:height="0cm" svg:x="25.858cm" svg:y="17.649cm" svg:viewBox="0 0 124 0" draw:points="124,0 0,0">
          <text:p/>
        </draw:polygon>
        <draw:line draw:style-name="gr8" draw:text-style-name="P8" draw:layer="layout" svg:x1="25.982cm" svg:y1="17.649cm" svg:x2="25.858cm" svg:y2="17.649cm">
          <text:p/>
        </draw:line>
        <draw:frame draw:style-name="gr9" draw:text-style-name="P10" draw:layer="layout" svg:width="2.474cm" svg:height="1.563cm" svg:x="38.441cm" svg:y="19.752cm">
          <draw:text-box>
            <text:p text:style-name="P9"><text:span text:style-name="T1">1.00</text:span></text:p>
          </draw:text-box>
        </draw:frame>
        <draw:polygon draw:style-name="gr7" draw:text-style-name="P7" draw:layer="layout" svg:width="0.123cm" svg:height="0cm" svg:x="25.858cm" svg:y="14.315cm" svg:viewBox="0 0 124 0" draw:points="124,0 0,0">
          <text:p/>
        </draw:polygon>
        <draw:line draw:style-name="gr8" draw:text-style-name="P8" draw:layer="layout" svg:x1="25.982cm" svg:y1="14.315cm" svg:x2="25.858cm" svg:y2="14.315cm">
          <text:p/>
        </draw:line>
        <draw:polygon draw:style-name="gr7" draw:text-style-name="P7" draw:layer="layout" svg:width="0.123cm" svg:height="0cm" svg:x="25.858cm" svg:y="10.981cm" svg:viewBox="0 0 124 0" draw:points="124,0 0,0">
          <text:p/>
        </draw:polygon>
        <draw:line draw:style-name="gr8" draw:text-style-name="P8" draw:layer="layout" svg:x1="25.982cm" svg:y1="10.981cm" svg:x2="25.858cm" svg:y2="10.981cm">
          <text:p/>
        </draw:line>
        <draw:polygon draw:style-name="gr7" draw:text-style-name="P7" draw:layer="layout" svg:width="0.123cm" svg:height="0cm" svg:x="25.858cm" svg:y="7.647cm" svg:viewBox="0 0 124 0" draw:points="124,0 0,0">
          <text:p/>
        </draw:polygon>
        <draw:line draw:style-name="gr8" draw:text-style-name="P8" draw:layer="layout" svg:x1="25.982cm" svg:y1="7.647cm" svg:x2="25.858cm" svg:y2="7.647cm">
          <text:p/>
        </draw:line>
        <draw:polygon draw:style-name="gr7" draw:text-style-name="P7" draw:layer="layout" svg:width="0.123cm" svg:height="0cm" svg:x="25.858cm" svg:y="4.314cm" svg:viewBox="0 0 124 0" draw:points="124,0 0,0">
          <text:p/>
        </draw:polygon>
        <draw:line draw:style-name="gr8" draw:text-style-name="P8" draw:layer="layout" svg:x1="25.982cm" svg:y1="4.314cm" svg:x2="25.858cm" svg:y2="4.314cm">
          <text:p/>
        </draw:line>
        <draw:line draw:style-name="gr10" draw:text-style-name="P8" draw:layer="layout" svg:x1="25.982cm" svg:y1="19.782cm" svg:x2="25.982cm" svg:y2="2.18cm">
          <text:p/>
        </draw:line>
        <draw:line draw:style-name="gr10" draw:text-style-name="P8" draw:layer="layout" svg:x1="39.676cm" svg:y1="19.782cm" svg:x2="39.676cm" svg:y2="2.18cm">
          <text:p/>
        </draw:line>
        <draw:line draw:style-name="gr10" draw:text-style-name="P8" draw:layer="layout" svg:x1="25.982cm" svg:y1="19.782cm" svg:x2="39.676cm" svg:y2="19.782cm">
          <text:p/>
        </draw:line>
        <draw:line draw:style-name="gr10" draw:text-style-name="P8" draw:layer="layout" svg:x1="25.982cm" svg:y1="2.18cm" svg:x2="39.676cm" svg:y2="2.18cm">
          <text:p/>
        </draw:line>
        <draw:polygon draw:style-name="gr1" draw:text-style-name="P1" draw:layer="layout" svg:width="13.694cm" svg:height="17.602cm" svg:x="42.414cm" svg:y="2.18cm" svg:viewBox="0 0 13695 17603" draw:points="0,17603 13695,17603 13695,0 0,0">
          <text:p/>
        </draw:polygon>
        <draw:polygon draw:style-name="gr2" draw:text-style-name="P2" draw:layer="layout" svg:width="0cm" svg:height="2.666cm" svg:x="42.414cm" svg:y="16.315cm" svg:viewBox="0 0 0 2667" draw:points="0,2667 0,0">
          <text:p/>
        </draw:polygon>
        <draw:polygon draw:style-name="gr3" draw:text-style-name="P3" draw:layer="layout" svg:width="0.438cm" svg:height="2.667cm" svg:x="42.414cm" svg:y="12.981cm" svg:viewBox="0 0 439 2668" draw:points="0,2668 439,2668 439,0 0,0">
          <text:p/>
        </draw:polygon>
        <draw:polygon draw:style-name="gr4" draw:text-style-name="P4" draw:layer="layout" svg:width="0.779cm" svg:height="2.667cm" svg:x="42.414cm" svg:y="9.648cm" svg:viewBox="0 0 780 2668" draw:points="0,2668 780,2668 780,0 0,0">
          <text:p/>
        </draw:polygon>
        <draw:polygon draw:style-name="gr5" draw:text-style-name="P5" draw:layer="layout" svg:width="0.624cm" svg:height="2.667cm" svg:x="42.414cm" svg:y="6.314cm" svg:viewBox="0 0 625 2668" draw:points="0,2668 625,2668 625,0 0,0">
          <text:p/>
        </draw:polygon>
        <draw:polygon draw:style-name="gr6" draw:text-style-name="P6" draw:layer="layout" svg:width="11.378cm" svg:height="2.667cm" svg:x="42.414cm" svg:y="2.98cm" svg:viewBox="0 0 11379 2668" draw:points="0,2668 11379,2668 11379,0 0,0">
          <text:p/>
        </draw:polygon>
        <draw:polygon draw:style-name="gr7" draw:text-style-name="P7" draw:layer="layout" svg:width="0cm" svg:height="0.123cm" svg:x="42.414cm" svg:y="19.782cm" svg:viewBox="0 0 0 124" draw:points="0,0 0,124">
          <text:p/>
        </draw:polygon>
        <draw:line draw:style-name="gr8" draw:text-style-name="P8" draw:layer="layout" svg:x1="42.414cm" svg:y1="19.782cm" svg:x2="42.414cm" svg:y2="19.906cm">
          <text:p/>
        </draw:line>
        <draw:frame draw:style-name="gr11" draw:text-style-name="P11" draw:layer="layout" svg:width="6.233cm" svg:height="2.346cm" svg:x="29.714cm" svg:y="-0.158cm">
          <draw:text-box>
            <text:p text:style-name="P9"><text:span text:style-name="T2">Factual</text:span></text:p>
          </draw:text-box>
        </draw:frame>
        <draw:polygon draw:style-name="gr7" draw:text-style-name="P7" draw:layer="layout" svg:width="0cm" svg:height="0.123cm" svg:x="45.838cm" svg:y="19.782cm" svg:viewBox="0 0 0 124" draw:points="0,0 0,124">
          <text:p/>
        </draw:polygon>
        <draw:line draw:style-name="gr8" draw:text-style-name="P8" draw:layer="layout" svg:x1="45.838cm" svg:y1="19.782cm" svg:x2="45.838cm" svg:y2="19.906cm">
          <text:p/>
        </draw:line>
        <draw:frame draw:style-name="gr9" draw:text-style-name="P10" draw:layer="layout" svg:width="2.474cm" svg:height="1.563cm" svg:x="41.18cm" svg:y="19.752cm">
          <draw:text-box>
            <text:p text:style-name="P9"><text:span text:style-name="T1">0.00</text:span></text:p>
          </draw:text-box>
        </draw:frame>
        <draw:polygon draw:style-name="gr7" draw:text-style-name="P7" draw:layer="layout" svg:width="0cm" svg:height="0.123cm" svg:x="49.261cm" svg:y="19.782cm" svg:viewBox="0 0 0 124" draw:points="0,0 0,124">
          <text:p/>
        </draw:polygon>
        <draw:line draw:style-name="gr8" draw:text-style-name="P8" draw:layer="layout" svg:x1="49.261cm" svg:y1="19.782cm" svg:x2="49.261cm" svg:y2="19.906cm">
          <text:p/>
        </draw:line>
        <draw:frame draw:style-name="gr9" draw:text-style-name="P10" draw:layer="layout" svg:width="2.474cm" svg:height="1.563cm" svg:x="44.604cm" svg:y="19.752cm">
          <draw:text-box>
            <text:p text:style-name="P9"><text:span text:style-name="T1">0.25</text:span></text:p>
          </draw:text-box>
        </draw:frame>
        <draw:polygon draw:style-name="gr7" draw:text-style-name="P7" draw:layer="layout" svg:width="0cm" svg:height="0.123cm" svg:x="52.685cm" svg:y="19.782cm" svg:viewBox="0 0 0 124" draw:points="0,0 0,124">
          <text:p/>
        </draw:polygon>
        <draw:line draw:style-name="gr8" draw:text-style-name="P8" draw:layer="layout" svg:x1="52.685cm" svg:y1="19.782cm" svg:x2="52.685cm" svg:y2="19.906cm">
          <text:p/>
        </draw:line>
        <draw:frame draw:style-name="gr9" draw:text-style-name="P10" draw:layer="layout" svg:width="2.474cm" svg:height="1.563cm" svg:x="48.027cm" svg:y="19.752cm">
          <draw:text-box>
            <text:p text:style-name="P9"><text:span text:style-name="T1">0.50</text:span></text:p>
          </draw:text-box>
        </draw:frame>
        <draw:polygon draw:style-name="gr7" draw:text-style-name="P7" draw:layer="layout" svg:width="0cm" svg:height="0.123cm" svg:x="56.108cm" svg:y="19.782cm" svg:viewBox="0 0 0 124" draw:points="0,0 0,124">
          <text:p/>
        </draw:polygon>
        <draw:line draw:style-name="gr8" draw:text-style-name="P8" draw:layer="layout" svg:x1="56.108cm" svg:y1="19.782cm" svg:x2="56.108cm" svg:y2="19.906cm">
          <text:p/>
        </draw:line>
        <draw:frame draw:style-name="gr9" draw:text-style-name="P10" draw:layer="layout" svg:width="2.474cm" svg:height="1.563cm" svg:x="51.451cm" svg:y="19.752cm">
          <draw:text-box>
            <text:p text:style-name="P9"><text:span text:style-name="T1">0.75</text:span></text:p>
          </draw:text-box>
        </draw:frame>
        <draw:polygon draw:style-name="gr7" draw:text-style-name="P7" draw:layer="layout" svg:width="0.122cm" svg:height="0cm" svg:x="42.291cm" svg:y="17.649cm" svg:viewBox="0 0 123 0" draw:points="123,0 0,0">
          <text:p/>
        </draw:polygon>
        <draw:line draw:style-name="gr8" draw:text-style-name="P8" draw:layer="layout" svg:x1="42.414cm" svg:y1="17.649cm" svg:x2="42.291cm" svg:y2="17.649cm">
          <text:p/>
        </draw:line>
        <draw:polygon draw:style-name="gr7" draw:text-style-name="P7" draw:layer="layout" svg:width="0.122cm" svg:height="0cm" svg:x="42.291cm" svg:y="14.315cm" svg:viewBox="0 0 123 0" draw:points="123,0 0,0">
          <text:p/>
        </draw:polygon>
        <draw:line draw:style-name="gr8" draw:text-style-name="P8" draw:layer="layout" svg:x1="42.414cm" svg:y1="14.315cm" svg:x2="42.291cm" svg:y2="14.315cm">
          <text:p/>
        </draw:line>
        <draw:polygon draw:style-name="gr7" draw:text-style-name="P7" draw:layer="layout" svg:width="0.122cm" svg:height="0cm" svg:x="42.291cm" svg:y="10.981cm" svg:viewBox="0 0 123 0" draw:points="123,0 0,0">
          <text:p/>
        </draw:polygon>
        <draw:line draw:style-name="gr8" draw:text-style-name="P8" draw:layer="layout" svg:x1="42.414cm" svg:y1="10.981cm" svg:x2="42.291cm" svg:y2="10.981cm">
          <text:p/>
        </draw:line>
        <draw:polygon draw:style-name="gr7" draw:text-style-name="P7" draw:layer="layout" svg:width="0.122cm" svg:height="0cm" svg:x="42.291cm" svg:y="7.647cm" svg:viewBox="0 0 123 0" draw:points="123,0 0,0">
          <text:p/>
        </draw:polygon>
        <draw:line draw:style-name="gr8" draw:text-style-name="P8" draw:layer="layout" svg:x1="42.414cm" svg:y1="7.647cm" svg:x2="42.291cm" svg:y2="7.647cm">
          <text:p/>
        </draw:line>
        <draw:polygon draw:style-name="gr7" draw:text-style-name="P7" draw:layer="layout" svg:width="0.122cm" svg:height="0cm" svg:x="42.291cm" svg:y="4.314cm" svg:viewBox="0 0 123 0" draw:points="123,0 0,0">
          <text:p/>
        </draw:polygon>
        <draw:line draw:style-name="gr8" draw:text-style-name="P8" draw:layer="layout" svg:x1="42.414cm" svg:y1="4.314cm" svg:x2="42.291cm" svg:y2="4.314cm">
          <text:p/>
        </draw:line>
        <draw:line draw:style-name="gr10" draw:text-style-name="P8" draw:layer="layout" svg:x1="42.414cm" svg:y1="19.782cm" svg:x2="42.414cm" svg:y2="2.18cm">
          <text:p/>
        </draw:line>
        <draw:line draw:style-name="gr10" draw:text-style-name="P8" draw:layer="layout" svg:x1="56.108cm" svg:y1="19.782cm" svg:x2="56.108cm" svg:y2="2.18cm">
          <text:p/>
        </draw:line>
        <draw:line draw:style-name="gr10" draw:text-style-name="P8" draw:layer="layout" svg:x1="42.414cm" svg:y1="19.782cm" svg:x2="56.108cm" svg:y2="19.782cm">
          <text:p/>
        </draw:line>
        <draw:line draw:style-name="gr10" draw:text-style-name="P8" draw:layer="layout" svg:x1="42.414cm" svg:y1="2.18cm" svg:x2="56.108cm" svg:y2="2.18cm">
          <text:p/>
        </draw:line>
        <draw:frame draw:style-name="gr9" draw:text-style-name="P10" draw:layer="layout" svg:width="2.474cm" svg:height="1.563cm" svg:x="54.874cm" svg:y="19.752cm">
          <draw:text-box>
            <text:p text:style-name="P9"><text:span text:style-name="T1">1.00</text:span></text:p>
          </draw:text-box>
        </draw:frame>
        <draw:polygon draw:style-name="gr1" draw:text-style-name="P1" draw:layer="layout" svg:width="13.694cm" svg:height="17.602cm" svg:x="58.847cm" svg:y="2.18cm" svg:viewBox="0 0 13695 17603" draw:points="0,17603 13695,17603 13695,0 0,0">
          <text:p/>
        </draw:polygon>
        <draw:polygon draw:style-name="gr2" draw:text-style-name="P2" draw:layer="layout" svg:width="0.159cm" svg:height="2.667cm" svg:x="58.847cm" svg:y="16.315cm" svg:viewBox="0 0 160 2668" draw:points="0,2668 160,2668 160,0 0,0">
          <text:p/>
        </draw:polygon>
        <draw:polygon draw:style-name="gr3" draw:text-style-name="P3" draw:layer="layout" svg:width="9.867cm" svg:height="2.667cm" svg:x="58.847cm" svg:y="12.981cm" svg:viewBox="0 0 9868 2668" draw:points="0,2668 9868,2668 9868,0 0,0">
          <text:p/>
        </draw:polygon>
        <draw:polygon draw:style-name="gr4" draw:text-style-name="P4" draw:layer="layout" svg:width="9.975cm" svg:height="2.667cm" svg:x="58.847cm" svg:y="9.648cm" svg:viewBox="0 0 9976 2668" draw:points="0,2668 9976,2668 9976,0 0,0">
          <text:p/>
        </draw:polygon>
        <draw:polygon draw:style-name="gr5" draw:text-style-name="P5" draw:layer="layout" svg:width="6.982cm" svg:height="2.667cm" svg:x="58.847cm" svg:y="6.314cm" svg:viewBox="0 0 6983 2668" draw:points="0,2668 6983,2668 6983,0 0,0">
          <text:p/>
        </draw:polygon>
        <draw:polygon draw:style-name="gr6" draw:text-style-name="P6" draw:layer="layout" svg:width="12.57cm" svg:height="2.667cm" svg:x="58.847cm" svg:y="2.98cm" svg:viewBox="0 0 12571 2668" draw:points="0,2668 12571,2668 12571,0 0,0">
          <text:p/>
        </draw:polygon>
        <draw:polygon draw:style-name="gr7" draw:text-style-name="P7" draw:layer="layout" svg:width="0cm" svg:height="0.123cm" svg:x="58.847cm" svg:y="19.782cm" svg:viewBox="0 0 0 124" draw:points="0,0 0,124">
          <text:p/>
        </draw:polygon>
        <draw:line draw:style-name="gr8" draw:text-style-name="P8" draw:layer="layout" svg:x1="58.847cm" svg:y1="19.782cm" svg:x2="58.847cm" svg:y2="19.906cm">
          <text:p/>
        </draw:line>
        <draw:frame draw:style-name="gr11" draw:text-style-name="P11" draw:layer="layout" svg:width="8.587cm" svg:height="2.346cm" svg:x="44.97cm" svg:y="-0.162cm">
          <draw:text-box>
            <text:p text:style-name="P9"><text:span text:style-name="T2">Linguistic</text:span></text:p>
          </draw:text-box>
        </draw:frame>
        <draw:polygon draw:style-name="gr7" draw:text-style-name="P7" draw:layer="layout" svg:width="0cm" svg:height="0.123cm" svg:x="62.271cm" svg:y="19.782cm" svg:viewBox="0 0 0 124" draw:points="0,0 0,124">
          <text:p/>
        </draw:polygon>
        <draw:line draw:style-name="gr8" draw:text-style-name="P8" draw:layer="layout" svg:x1="62.271cm" svg:y1="19.782cm" svg:x2="62.271cm" svg:y2="19.906cm">
          <text:p/>
        </draw:line>
        <draw:frame draw:style-name="gr9" draw:text-style-name="P10" draw:layer="layout" svg:width="2.474cm" svg:height="1.563cm" svg:x="57.613cm" svg:y="19.752cm">
          <draw:text-box>
            <text:p text:style-name="P9"><text:span text:style-name="T1">0.00</text:span></text:p>
          </draw:text-box>
        </draw:frame>
        <draw:polygon draw:style-name="gr7" draw:text-style-name="P7" draw:layer="layout" svg:width="0cm" svg:height="0.123cm" svg:x="65.694cm" svg:y="19.782cm" svg:viewBox="0 0 0 124" draw:points="0,0 0,124">
          <text:p/>
        </draw:polygon>
        <draw:line draw:style-name="gr8" draw:text-style-name="P8" draw:layer="layout" svg:x1="65.694cm" svg:y1="19.782cm" svg:x2="65.694cm" svg:y2="19.906cm">
          <text:p/>
        </draw:line>
        <draw:frame draw:style-name="gr9" draw:text-style-name="P10" draw:layer="layout" svg:width="2.474cm" svg:height="1.563cm" svg:x="61.036cm" svg:y="19.752cm">
          <draw:text-box>
            <text:p text:style-name="P9"><text:span text:style-name="T1">0.25</text:span></text:p>
          </draw:text-box>
        </draw:frame>
        <draw:polygon draw:style-name="gr7" draw:text-style-name="P7" draw:layer="layout" svg:width="0cm" svg:height="0.123cm" svg:x="69.118cm" svg:y="19.782cm" svg:viewBox="0 0 0 124" draw:points="0,0 0,124">
          <text:p/>
        </draw:polygon>
        <draw:line draw:style-name="gr8" draw:text-style-name="P8" draw:layer="layout" svg:x1="69.118cm" svg:y1="19.782cm" svg:x2="69.118cm" svg:y2="19.906cm">
          <text:p/>
        </draw:line>
        <draw:frame draw:style-name="gr9" draw:text-style-name="P10" draw:layer="layout" svg:width="2.474cm" svg:height="1.563cm" svg:x="64.46cm" svg:y="19.752cm">
          <draw:text-box>
            <text:p text:style-name="P9"><text:span text:style-name="T1">0.50</text:span></text:p>
          </draw:text-box>
        </draw:frame>
        <draw:polygon draw:style-name="gr7" draw:text-style-name="P7" draw:layer="layout" svg:width="0cm" svg:height="0.123cm" svg:x="72.541cm" svg:y="19.782cm" svg:viewBox="0 0 0 124" draw:points="0,0 0,124">
          <text:p/>
        </draw:polygon>
        <draw:line draw:style-name="gr8" draw:text-style-name="P8" draw:layer="layout" svg:x1="72.541cm" svg:y1="19.782cm" svg:x2="72.541cm" svg:y2="19.906cm">
          <text:p/>
        </draw:line>
        <draw:frame draw:style-name="gr9" draw:text-style-name="P10" draw:layer="layout" svg:width="2.474cm" svg:height="1.563cm" svg:x="67.883cm" svg:y="19.752cm">
          <draw:text-box>
            <text:p text:style-name="P9"><text:span text:style-name="T1">0.75</text:span></text:p>
          </draw:text-box>
        </draw:frame>
        <draw:polygon draw:style-name="gr7" draw:text-style-name="P7" draw:layer="layout" svg:width="0.122cm" svg:height="0cm" svg:x="58.724cm" svg:y="17.649cm" svg:viewBox="0 0 123 0" draw:points="123,0 0,0">
          <text:p/>
        </draw:polygon>
        <draw:line draw:style-name="gr8" draw:text-style-name="P8" draw:layer="layout" svg:x1="58.847cm" svg:y1="17.649cm" svg:x2="58.724cm" svg:y2="17.649cm">
          <text:p/>
        </draw:line>
        <draw:polygon draw:style-name="gr7" draw:text-style-name="P7" draw:layer="layout" svg:width="0.122cm" svg:height="0cm" svg:x="58.724cm" svg:y="14.315cm" svg:viewBox="0 0 123 0" draw:points="123,0 0,0">
          <text:p/>
        </draw:polygon>
        <draw:line draw:style-name="gr8" draw:text-style-name="P8" draw:layer="layout" svg:x1="58.847cm" svg:y1="14.315cm" svg:x2="58.724cm" svg:y2="14.315cm">
          <text:p/>
        </draw:line>
        <draw:polygon draw:style-name="gr7" draw:text-style-name="P7" draw:layer="layout" svg:width="0.122cm" svg:height="0cm" svg:x="58.724cm" svg:y="10.981cm" svg:viewBox="0 0 123 0" draw:points="123,0 0,0">
          <text:p/>
        </draw:polygon>
        <draw:line draw:style-name="gr8" draw:text-style-name="P8" draw:layer="layout" svg:x1="58.847cm" svg:y1="10.981cm" svg:x2="58.724cm" svg:y2="10.981cm">
          <text:p/>
        </draw:line>
        <draw:polygon draw:style-name="gr7" draw:text-style-name="P7" draw:layer="layout" svg:width="0.122cm" svg:height="0cm" svg:x="58.724cm" svg:y="7.647cm" svg:viewBox="0 0 123 0" draw:points="123,0 0,0">
          <text:p/>
        </draw:polygon>
        <draw:line draw:style-name="gr8" draw:text-style-name="P8" draw:layer="layout" svg:x1="58.847cm" svg:y1="7.647cm" svg:x2="58.724cm" svg:y2="7.647cm">
          <text:p/>
        </draw:line>
        <draw:polygon draw:style-name="gr7" draw:text-style-name="P7" draw:layer="layout" svg:width="0.122cm" svg:height="0cm" svg:x="58.724cm" svg:y="4.314cm" svg:viewBox="0 0 123 0" draw:points="123,0 0,0">
          <text:p/>
        </draw:polygon>
        <draw:line draw:style-name="gr8" draw:text-style-name="P8" draw:layer="layout" svg:x1="58.847cm" svg:y1="4.314cm" svg:x2="58.724cm" svg:y2="4.314cm">
          <text:p/>
        </draw:line>
        <draw:line draw:style-name="gr10" draw:text-style-name="P8" draw:layer="layout" svg:x1="58.847cm" svg:y1="19.782cm" svg:x2="58.847cm" svg:y2="2.18cm">
          <text:p/>
        </draw:line>
        <draw:line draw:style-name="gr10" draw:text-style-name="P8" draw:layer="layout" svg:x1="72.541cm" svg:y1="19.782cm" svg:x2="72.541cm" svg:y2="2.18cm">
          <text:p/>
        </draw:line>
        <draw:line draw:style-name="gr10" draw:text-style-name="P8" draw:layer="layout" svg:x1="58.847cm" svg:y1="19.782cm" svg:x2="72.541cm" svg:y2="19.782cm">
          <text:p/>
        </draw:line>
        <draw:line draw:style-name="gr10" draw:text-style-name="P8" draw:layer="layout" svg:x1="58.847cm" svg:y1="2.18cm" svg:x2="72.541cm" svg:y2="2.18cm">
          <text:p/>
        </draw:line>
        <draw:frame draw:style-name="gr9" draw:text-style-name="P10" draw:layer="layout" svg:width="2.474cm" svg:height="1.563cm" svg:x="71.307cm" svg:y="19.752cm">
          <draw:text-box>
            <text:p text:style-name="P9"><text:span text:style-name="T1">1.00</text:span></text:p>
          </draw:text-box>
        </draw:frame>
        <draw:polygon draw:style-name="gr1" draw:text-style-name="P1" draw:layer="layout" svg:width="13.694cm" svg:height="17.602cm" svg:x="75.28cm" svg:y="2.18cm" svg:viewBox="0 0 13695 17603" draw:points="0,17603 13695,17603 13695,0 0,0">
          <text:p/>
        </draw:polygon>
        <draw:polygon draw:style-name="gr2" draw:text-style-name="P2" draw:layer="layout" svg:width="0.189cm" svg:height="2.667cm" svg:x="75.28cm" svg:y="16.315cm" svg:viewBox="0 0 190 2668" draw:points="0,2668 190,2668 190,0 0,0">
          <text:p/>
        </draw:polygon>
        <draw:polygon draw:style-name="gr3" draw:text-style-name="P3" draw:layer="layout" svg:width="4.054cm" svg:height="2.667cm" svg:x="75.28cm" svg:y="12.981cm" svg:viewBox="0 0 4055 2668" draw:points="0,2668 4055,2668 4055,0 0,0">
          <text:p/>
        </draw:polygon>
        <draw:polygon draw:style-name="gr4" draw:text-style-name="P4" draw:layer="layout" svg:width="4.942cm" svg:height="2.667cm" svg:x="75.28cm" svg:y="9.648cm" svg:viewBox="0 0 4943 2668" draw:points="0,2668 4943,2668 4943,0 0,0">
          <text:p/>
        </draw:polygon>
        <draw:polygon draw:style-name="gr5" draw:text-style-name="P5" draw:layer="layout" svg:width="4.103cm" svg:height="2.667cm" svg:x="75.28cm" svg:y="6.314cm" svg:viewBox="0 0 4104 2668" draw:points="0,2668 4104,2668 4104,0 0,0">
          <text:p/>
        </draw:polygon>
        <draw:polygon draw:style-name="gr6" draw:text-style-name="P6" draw:layer="layout" svg:width="10.664cm" svg:height="2.667cm" svg:x="75.28cm" svg:y="2.98cm" svg:viewBox="0 0 10665 2668" draw:points="0,2668 10665,2668 10665,0 0,0">
          <text:p/>
        </draw:polygon>
        <draw:polygon draw:style-name="gr7" draw:text-style-name="P7" draw:layer="layout" svg:width="0cm" svg:height="0.123cm" svg:x="75.28cm" svg:y="19.782cm" svg:viewBox="0 0 0 124" draw:points="0,0 0,124">
          <text:p/>
        </draw:polygon>
        <draw:line draw:style-name="gr8" draw:text-style-name="P8" draw:layer="layout" svg:x1="75.28cm" svg:y1="19.782cm" svg:x2="75.28cm" svg:y2="19.906cm">
          <text:p/>
        </draw:line>
        <draw:frame draw:style-name="gr11" draw:text-style-name="P11" draw:layer="layout" svg:width="3.765cm" svg:height="2.346cm" svg:x="63.813cm" svg:y="-0.158cm">
          <draw:text-box>
            <text:p text:style-name="P9"><text:span text:style-name="T2">Bias</text:span></text:p>
          </draw:text-box>
        </draw:frame>
        <draw:polygon draw:style-name="gr7" draw:text-style-name="P7" draw:layer="layout" svg:width="0cm" svg:height="0.123cm" svg:x="78.703cm" svg:y="19.782cm" svg:viewBox="0 0 0 124" draw:points="0,0 0,124">
          <text:p/>
        </draw:polygon>
        <draw:line draw:style-name="gr8" draw:text-style-name="P8" draw:layer="layout" svg:x1="78.703cm" svg:y1="19.782cm" svg:x2="78.703cm" svg:y2="19.906cm">
          <text:p/>
        </draw:line>
        <draw:frame draw:style-name="gr9" draw:text-style-name="P10" draw:layer="layout" svg:width="2.474cm" svg:height="1.563cm" svg:x="74.046cm" svg:y="19.752cm">
          <draw:text-box>
            <text:p text:style-name="P9"><text:span text:style-name="T1">0.00</text:span></text:p>
          </draw:text-box>
        </draw:frame>
        <draw:polygon draw:style-name="gr7" draw:text-style-name="P7" draw:layer="layout" svg:width="0cm" svg:height="0.123cm" svg:x="82.127cm" svg:y="19.782cm" svg:viewBox="0 0 0 124" draw:points="0,0 0,124">
          <text:p/>
        </draw:polygon>
        <draw:line draw:style-name="gr8" draw:text-style-name="P8" draw:layer="layout" svg:x1="82.127cm" svg:y1="19.782cm" svg:x2="82.127cm" svg:y2="19.906cm">
          <text:p/>
        </draw:line>
        <draw:frame draw:style-name="gr9" draw:text-style-name="P10" draw:layer="layout" svg:width="2.474cm" svg:height="1.563cm" svg:x="77.469cm" svg:y="19.752cm">
          <draw:text-box>
            <text:p text:style-name="P9"><text:span text:style-name="T1">0.25</text:span></text:p>
          </draw:text-box>
        </draw:frame>
        <draw:polygon draw:style-name="gr7" draw:text-style-name="P7" draw:layer="layout" svg:width="0cm" svg:height="0.123cm" svg:x="85.55cm" svg:y="19.782cm" svg:viewBox="0 0 0 124" draw:points="0,0 0,124">
          <text:p/>
        </draw:polygon>
        <draw:line draw:style-name="gr8" draw:text-style-name="P8" draw:layer="layout" svg:x1="85.55cm" svg:y1="19.782cm" svg:x2="85.55cm" svg:y2="19.906cm">
          <text:p/>
        </draw:line>
        <draw:frame draw:style-name="gr9" draw:text-style-name="P10" draw:layer="layout" svg:width="2.474cm" svg:height="1.563cm" svg:x="80.893cm" svg:y="19.752cm">
          <draw:text-box>
            <text:p text:style-name="P9"><text:span text:style-name="T1">0.50</text:span></text:p>
          </draw:text-box>
        </draw:frame>
        <draw:polygon draw:style-name="gr7" draw:text-style-name="P7" draw:layer="layout" svg:width="0cm" svg:height="0.123cm" svg:x="88.974cm" svg:y="19.782cm" svg:viewBox="0 0 0 124" draw:points="0,0 0,124">
          <text:p/>
        </draw:polygon>
        <draw:line draw:style-name="gr8" draw:text-style-name="P8" draw:layer="layout" svg:x1="88.974cm" svg:y1="19.782cm" svg:x2="88.974cm" svg:y2="19.906cm">
          <text:p/>
        </draw:line>
        <draw:frame draw:style-name="gr9" draw:text-style-name="P10" draw:layer="layout" svg:width="2.474cm" svg:height="1.563cm" svg:x="84.316cm" svg:y="19.752cm">
          <draw:text-box>
            <text:p text:style-name="P9"><text:span text:style-name="T1">0.75</text:span></text:p>
          </draw:text-box>
        </draw:frame>
        <draw:polygon draw:style-name="gr7" draw:text-style-name="P7" draw:layer="layout" svg:width="0.123cm" svg:height="0cm" svg:x="75.156cm" svg:y="17.649cm" svg:viewBox="0 0 124 0" draw:points="124,0 0,0">
          <text:p/>
        </draw:polygon>
        <draw:line draw:style-name="gr8" draw:text-style-name="P8" draw:layer="layout" svg:x1="75.28cm" svg:y1="17.649cm" svg:x2="75.156cm" svg:y2="17.649cm">
          <text:p/>
        </draw:line>
        <draw:polygon draw:style-name="gr7" draw:text-style-name="P7" draw:layer="layout" svg:width="0.123cm" svg:height="0cm" svg:x="75.156cm" svg:y="14.315cm" svg:viewBox="0 0 124 0" draw:points="124,0 0,0">
          <text:p/>
        </draw:polygon>
        <draw:line draw:style-name="gr8" draw:text-style-name="P8" draw:layer="layout" svg:x1="75.28cm" svg:y1="14.315cm" svg:x2="75.156cm" svg:y2="14.315cm">
          <text:p/>
        </draw:line>
        <draw:polygon draw:style-name="gr7" draw:text-style-name="P7" draw:layer="layout" svg:width="0.123cm" svg:height="0cm" svg:x="75.156cm" svg:y="10.981cm" svg:viewBox="0 0 124 0" draw:points="124,0 0,0">
          <text:p/>
        </draw:polygon>
        <draw:line draw:style-name="gr8" draw:text-style-name="P8" draw:layer="layout" svg:x1="75.28cm" svg:y1="10.981cm" svg:x2="75.156cm" svg:y2="10.981cm">
          <text:p/>
        </draw:line>
        <draw:polygon draw:style-name="gr7" draw:text-style-name="P7" draw:layer="layout" svg:width="0.123cm" svg:height="0cm" svg:x="75.156cm" svg:y="7.647cm" svg:viewBox="0 0 124 0" draw:points="124,0 0,0">
          <text:p/>
        </draw:polygon>
        <draw:line draw:style-name="gr8" draw:text-style-name="P8" draw:layer="layout" svg:x1="75.28cm" svg:y1="7.647cm" svg:x2="75.156cm" svg:y2="7.647cm">
          <text:p/>
        </draw:line>
        <draw:polygon draw:style-name="gr7" draw:text-style-name="P7" draw:layer="layout" svg:width="0.123cm" svg:height="0cm" svg:x="75.156cm" svg:y="4.314cm" svg:viewBox="0 0 124 0" draw:points="124,0 0,0">
          <text:p/>
        </draw:polygon>
        <draw:line draw:style-name="gr8" draw:text-style-name="P8" draw:layer="layout" svg:x1="75.28cm" svg:y1="4.314cm" svg:x2="75.156cm" svg:y2="4.314cm">
          <text:p/>
        </draw:line>
        <draw:line draw:style-name="gr10" draw:text-style-name="P8" draw:layer="layout" svg:x1="75.28cm" svg:y1="19.782cm" svg:x2="75.28cm" svg:y2="2.18cm">
          <text:p/>
        </draw:line>
        <draw:line draw:style-name="gr10" draw:text-style-name="P8" draw:layer="layout" svg:x1="88.974cm" svg:y1="19.782cm" svg:x2="88.974cm" svg:y2="2.18cm">
          <text:p/>
        </draw:line>
        <draw:line draw:style-name="gr10" draw:text-style-name="P8" draw:layer="layout" svg:x1="75.28cm" svg:y1="19.782cm" svg:x2="88.974cm" svg:y2="19.782cm">
          <text:p/>
        </draw:line>
        <draw:line draw:style-name="gr10" draw:text-style-name="P8" draw:layer="layout" svg:x1="75.28cm" svg:y1="2.18cm" svg:x2="88.974cm" svg:y2="2.18cm">
          <text:p/>
        </draw:line>
        <draw:frame draw:style-name="gr9" draw:text-style-name="P10" draw:layer="layout" svg:width="2.474cm" svg:height="1.563cm" svg:x="87.74cm" svg:y="19.752cm">
          <draw:text-box>
            <text:p text:style-name="P9"><text:span text:style-name="T1">1.00</text:span></text:p>
          </draw:text-box>
        </draw:frame>
        <draw:frame draw:style-name="gr11" draw:text-style-name="P11" draw:layer="layout" svg:width="12.469cm" svg:height="2.346cm" svg:x="75.896cm" svg:y="-0.158cm">
          <draw:text-box>
            <text:p text:style-name="P9"><text:span text:style-name="T2">Commonsense</text:span></text:p>
          </draw:text-box>
        </draw:frame>
        <draw:polygon draw:style-name="gr7" draw:text-style-name="P7" draw:layer="layout" svg:width="0cm" svg:height="0.123cm" svg:x="26.004cm" svg:y="19.813cm" svg:viewBox="0 0 0 124" draw:points="0,0 0,124">
          <text:p/>
        </draw:polygon>
        <draw:polygon draw:style-name="gr7" draw:text-style-name="P7" draw:layer="layout" svg:width="0cm" svg:height="0.123cm" svg:x="29.427cm" svg:y="19.813cm" svg:viewBox="0 0 0 124" draw:points="0,0 0,124">
          <text:p/>
        </draw:polygon>
        <draw:polygon draw:style-name="gr7" draw:text-style-name="P7" draw:layer="layout" svg:width="0.123cm" svg:height="0cm" svg:x="25.88cm" svg:y="17.68cm" svg:viewBox="0 0 124 0" draw:points="124,0 0,0">
          <text:p/>
        </draw:polygon>
        <draw:line draw:style-name="gr8" draw:text-style-name="P8" draw:layer="layout" svg:x1="26.004cm" svg:y1="17.68cm" svg:x2="25.88cm" svg:y2="17.68cm">
          <text:p/>
        </draw:line>
        <draw:polygon draw:style-name="gr7" draw:text-style-name="P7" draw:layer="layout" svg:width="0.123cm" svg:height="0cm" svg:x="25.88cm" svg:y="14.346cm" svg:viewBox="0 0 124 0" draw:points="124,0 0,0">
          <text:p/>
        </draw:polygon>
        <draw:line draw:style-name="gr8" draw:text-style-name="P8" draw:layer="layout" svg:x1="26.004cm" svg:y1="14.346cm" svg:x2="25.88cm" svg:y2="14.346cm">
          <text:p/>
        </draw:line>
        <draw:frame draw:style-name="gr12" draw:text-style-name="P12" draw:layer="layout" svg:width="7.008cm" svg:height="1.758cm" svg:x="16.136cm" svg:y="16.817cm">
          <draw:text-box>
            <text:p text:style-name="P9"><text:span text:style-name="T3">(e) </text:span><text:span text:style-name="T4">Identity</text:span></text:p>
          </draw:text-box>
        </draw:frame>
        <draw:polygon draw:style-name="gr7" draw:text-style-name="P7" draw:layer="layout" svg:width="0.123cm" svg:height="0cm" svg:x="25.88cm" svg:y="11.012cm" svg:viewBox="0 0 124 0" draw:points="124,0 0,0">
          <text:p/>
        </draw:polygon>
        <draw:line draw:style-name="gr8" draw:text-style-name="P8" draw:layer="layout" svg:x1="26.004cm" svg:y1="11.012cm" svg:x2="25.88cm" svg:y2="11.012cm">
          <text:p/>
        </draw:line>
        <draw:frame draw:style-name="gr13" draw:text-style-name="P12" draw:layer="layout" svg:width="9.675cm" svg:height="1.758cm" svg:x="13.485cm" svg:y="13.483cm">
          <draw:text-box>
            <text:p text:style-name="P9"><text:span text:style-name="T3">(d) </text:span><text:span text:style-name="T4">Translation</text:span></text:p>
          </draw:text-box>
        </draw:frame>
        <draw:polygon draw:style-name="gr7" draw:text-style-name="P7" draw:layer="layout" svg:width="0.123cm" svg:height="0cm" svg:x="25.88cm" svg:y="7.679cm" svg:viewBox="0 0 124 0" draw:points="124,0 0,0">
          <text:p/>
        </draw:polygon>
        <draw:line draw:style-name="gr8" draw:text-style-name="P8" draw:layer="layout" svg:x1="26.004cm" svg:y1="7.679cm" svg:x2="25.88cm" svg:y2="7.679cm">
          <text:p/>
        </draw:line>
        <draw:frame draw:style-name="gr14" draw:text-style-name="P13" draw:layer="layout" svg:width="18.805cm" svg:height="1.72cm" svg:x="6.564cm" svg:y="10.25cm">
          <draw:text-box>
            <text:p text:style-name="P9"><text:span text:style-name="T5">(c) </text:span><text:span text:style-name="T6">LinearRegression</text:span><text:span text:style-name="T5">(</text:span><text:span text:style-name="T7">s</text:span><text:span text:style-name="T5">), </text:span><text:span text:style-name="T6">n </text:span><text:span text:style-name="T5">= 8</text:span></text:p>
          </draw:text-box>
        </draw:frame>
        <draw:polygon draw:style-name="gr7" draw:text-style-name="P7" draw:layer="layout" svg:width="0.123cm" svg:height="0cm" svg:x="25.88cm" svg:y="4.345cm" svg:viewBox="0 0 124 0" draw:points="124,0 0,0">
          <text:p/>
        </draw:polygon>
        <draw:line draw:style-name="gr8" draw:text-style-name="P8" draw:layer="layout" svg:x1="26.004cm" svg:y1="4.345cm" svg:x2="25.88cm" svg:y2="4.345cm">
          <text:p/>
        </draw:line>
        <draw:frame draw:style-name="gr15" draw:text-style-name="P14" draw:layer="layout" svg:width="5.295cm" svg:height="1.652cm" svg:x="18.096cm" svg:y="3.787cm">
          <draw:text-box>
            <text:p text:style-name="P9"><text:span text:style-name="T8">(a)</text:span><text:span text:style-name="T9"> LRE</text:span></text:p>
          </draw:text-box>
        </draw:frame>
        <draw:frame draw:style-name="gr16" draw:text-style-name="P15" draw:layer="layout" svg:width="1.65cm" svg:height="1.65cm" svg:x="23.607cm" svg:y="3.771cm">
          <draw:text-box>
            <text:p text:style-name="P9"><text:span text:style-name="T10">(</text:span></text:p>
          </draw:text-box>
        </draw:frame>
        <draw:frame draw:style-name="gr17" draw:text-style-name="P16" draw:layer="layout" svg:width="1.65cm" svg:height="1.694cm" svg:x="24.288cm" svg:y="3.787cm">
          <draw:text-box>
            <text:p text:style-name="P9"><text:span text:style-name="T11">s</text:span></text:p>
          </draw:text-box>
        </draw:frame>
        <draw:frame draw:style-name="gr16" draw:text-style-name="P15" draw:layer="layout" svg:width="1.65cm" svg:height="1.65cm" svg:x="25.043cm" svg:y="3.771cm">
          <draw:text-box>
            <text:p text:style-name="P9"><text:span text:style-name="T10">)</text:span></text:p>
          </draw:text-box>
        </draw:frame>
        <draw:frame draw:style-name="gr18" draw:text-style-name="P14" draw:layer="layout" svg:width="5.549cm" svg:height="1.652cm" svg:x="17.588cm" svg:y="7.1cm">
          <draw:text-box>
            <text:p text:style-name="P9"><text:span text:style-name="T8">(b) </text:span><text:span text:style-name="T9">LRE</text:span></text:p>
          </draw:text-box>
        </draw:frame>
        <draw:frame draw:style-name="gr16" draw:text-style-name="P15" draw:layer="layout" svg:width="1.65cm" svg:height="1.65cm" svg:x="23.256cm" svg:y="7.084cm">
          <draw:text-box>
            <text:p text:style-name="P9"><text:span text:style-name="T10">(</text:span></text:p>
          </draw:text-box>
        </draw:frame>
        <draw:frame draw:style-name="gr19" draw:text-style-name="P17" draw:layer="layout" svg:width="1.65cm" svg:height="1.652cm" svg:x="23.916cm" svg:y="7.1cm">
          <draw:text-box>
            <text:p text:style-name="P9"><text:span text:style-name="T12">e</text:span></text:p>
          </draw:text-box>
        </draw:frame>
        <draw:frame draw:style-name="gr20" draw:text-style-name="P19" draw:layer="layout" svg:width="0.99cm" svg:height="0.992cm" svg:x="24.713cm" svg:y="7.918cm">
          <draw:text-box>
            <text:p text:style-name="P18"><text:span text:style-name="T13">s</text:span></text:p>
          </draw:text-box>
        </draw:frame>
        <draw:frame draw:style-name="gr16" draw:text-style-name="P15" draw:layer="layout" svg:width="1.65cm" svg:height="1.65cm" svg:x="25.089cm" svg:y="7.084cm">
          <draw:text-box>
            <text:p text:style-name="P9"><text:span text:style-name="T10">)</text:span></text:p>
          </draw:text-box>
        </draw:frame>
        <draw:frame draw:style-name="gr16" draw:text-style-name="P15" draw:layer="layout" svg:width="1.65cm" svg:height="1.65cm" svg:x="23.432cm" svg:y="13.771cm">
          <draw:text-box>
            <text:p text:style-name="P9"><text:span text:style-name="T10">(</text:span></text:p>
          </draw:text-box>
        </draw:frame>
        <draw:frame draw:style-name="gr19" draw:text-style-name="P20" draw:layer="layout" svg:width="1.65cm" svg:height="1.652cm" svg:x="24.113cm" svg:y="13.687cm">
          <draw:text-box>
            <text:p text:style-name="P9"><text:span text:style-name="T14">s</text:span></text:p>
          </draw:text-box>
        </draw:frame>
        <draw:frame draw:style-name="gr16" draw:text-style-name="P21" draw:layer="layout" svg:width="1.65cm" svg:height="1.65cm" svg:x="24.968cm" svg:y="13.771cm">
          <draw:text-box>
            <text:p text:style-name="P9"><text:span text:style-name="T10">)</text:span></text:p>
          </draw:text-box>
        </draw:frame>
        <draw:frame draw:style-name="gr16" draw:text-style-name="P15" draw:layer="layout" svg:width="1.65cm" svg:height="1.65cm" svg:x="23.332cm" svg:y="17.071cm">
          <draw:text-box>
            <text:p text:style-name="P9"><text:span text:style-name="T10">(</text:span></text:p>
          </draw:text-box>
        </draw:frame>
        <draw:frame draw:style-name="gr19" draw:text-style-name="P20" draw:layer="layout" svg:width="1.65cm" svg:height="1.652cm" svg:x="24.013cm" svg:y="17.087cm">
          <draw:text-box>
            <text:p text:style-name="P9"><text:span text:style-name="T14">s</text:span></text:p>
          </draw:text-box>
        </draw:frame>
        <draw:frame draw:style-name="gr16" draw:text-style-name="P21" draw:layer="layout" svg:width="1.65cm" svg:height="1.65cm" svg:x="24.869cm" svg:y="16.989cm">
          <draw:text-box>
            <text:p text:style-name="P9"><text:span text:style-name="T10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1.5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3T16:03:09.890487205</dc:date>
    <meta:editing-duration>PT4M27S</meta:editing-duration>
    <meta:editing-cycles>1</meta:editing-cycles>
    <meta:document-statistic meta:object-count="174"/>
    <meta:generator>LibreOffice/6.4.7.2$Linux_X86_64 LibreOffice_project/40$Build-2</meta:generator>
  </office:meta>
</office:document-meta>
</file>